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291in"/>
    </style:style>
    <style:style style:name="co3" style:family="table-column">
      <style:table-column-properties fo:break-before="auto" style:column-width="0.2453in"/>
    </style:style>
    <style:style style:name="co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3874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989in"/>
    </style:style>
    <style:style style:name="co9" style:family="table-column">
      <style:table-column-properties fo:break-before="auto" style:column-width="1.2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 Narrow"/>
    </style:style>
    <style:style style:name="ce17" style:family="table-cell" style:parent-style-name="Default">
      <style:text-properties style:font-name="Liberation Sans Narrow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 Narrow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ans Narrow"/>
    </style:style>
    <style:style style:name="ce13" style:family="table-cell" style:parent-style-name="Default">
      <style:table-cell-properties style:text-align-source="value-type" style:repeat-content="false"/>
      <style:paragraph-properties fo:margin-left="0in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ans Narrow"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 Narrow"/>
    </style:style>
    <style:style style:name="ce19" style:family="table-cell" style:parent-style-name="Default" style:data-style-name="N2">
      <style:text-properties style:font-name="Liberation Sans Narrow"/>
    </style:style>
    <style:style style:name="ce20" style:family="table-cell" style:parent-style-name="Default" style:data-style-name="N2">
      <style:text-properties style:font-name="Liberation Sans Narrow" fo:font-weight="bold" style:font-weight-asian="bold" style:font-weight-complex="bold"/>
    </style:style>
    <style:style style:name="ce21" style:family="table-cell" style:parent-style-name="Default" style:data-style-name="N2">
      <style:text-properties fo:color="#3465a4" style:font-name="Liberation Sans Narro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number-columns-repeated="2" table:default-cell-style-name="ce19"/>
        <table:table-column table:style-name="co7" table:default-cell-style-name="ce19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9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ta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style-name="ce13"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ce17" office:value-type="string" calcext:value-type="string">
            <text:p>INIT</text:p>
          </table:table-cell>
          <table:table-cell table:style-name="ce14"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Default"/>
          <table:table-cell table:style-name="ce13" table:number-columns-repeated="2"/>
          <table:table-cell table:style-name="Default" table:number-columns-repeated="2"/>
          <table:table-cell/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theta</text:p>
          </table:table-cell>
          <table:table-cell/>
          <table:table-cell table:style-name="ce17"/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13" table:number-columns-repeated="2"/>
          <table:table-cell table:style-name="Default" table:number-columns-repeated="2"/>
          <table:table-cell/>
          <table:table-cell office:value-type="float" office:value="0.2" calcext:value-type="float">
            <text:p>0.20</text:p>
          </table:table-cell>
          <table:table-cell office:value-type="float" office:value="-0.2" calcext:value-type="float">
            <text:p>-0.20</text:p>
          </table:table-cell>
          <table:table-cell office:value-type="float" office:value="0.1" calcext:value-type="float">
            <text:p>0.10</text:p>
          </table:table-cell>
          <table:table-cell/>
          <table:table-cell table:formula="of:=COM.MICROSOFT.CONCAT(&quot;r:&quot;;[.H6];&quot;y+&quot;;[.I6];&quot;x&gt;&quot;;[.J6])" office:value-type="string" office:string-value="r:0.2y+-0.2x&gt;0.1" calcext:value-type="string">
            <text:p>r:0.2y+-0.2x&gt;0.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17" office:value-type="string" calcext:value-type="string">
            <text:p>OR</text:p>
          </table:table-cell>
          <table:table-cell table:style-name="ce14" table:number-columns-repeated="2"/>
          <table:table-cell table:style-name="ce17" table:number-columns-repeated="3"/>
          <table:table-cell table:style-name="ce20" table:number-columns-repeated="3"/>
          <table:table-cell table:style-name="ce17" table:number-columns-repeated="2"/>
          <table:table-cell table:style-name="ce20" table:number-columns-repeated="2"/>
          <table:table-cell table:style-name="ce17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17" office:value-type="string" calcext:value-type="string">
            <text:p>Epoch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7" office:value-type="string" calcext:value-type="string">
            <text:p>Output</text:p>
          </table:table-cell>
          <table:table-cell table:style-name="ce17" office:value-type="string" calcext:value-type="string">
            <text:p>Expected</text:p>
          </table:table-cell>
          <table:table-cell table:style-name="ce17" office:value-type="string" calcext:value-type="string">
            <text:p>Error</text:p>
          </table:table-cell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theta</text:p>
          </table:table-cell>
          <table:table-cell table:style-name="ce17" office:value-type="string" calcext:value-type="string">
            <text:p>Errors in epoch</text:p>
          </table:table-cell>
          <table:table-cell table:style-name="ce17" office:value-type="string" calcext:value-type="string">
            <text:p>Boundary</text:p>
          </table:table-cell>
          <table:table-cell table:style-name="ce20" table:number-columns-repeated="2"/>
          <table:table-cell table:style-name="ce17" table:number-columns-repeated="1010"/>
        </table:table-row>
        <table:table-row table:style-name="ro1">
          <table:table-cell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11]*[.H6]+[.D11]*[.I6]&gt;[.J6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11]=[.F11];&quot;no&quot;;&quot;yes&quot;)" office:value-type="string" office:string-value="no" calcext:value-type="string">
            <text:p>no</text:p>
          </table:table-cell>
          <table:table-cell office:value-type="float" office:value="0.2" calcext:value-type="float">
            <text:p>0.20</text:p>
          </table:table-cell>
          <table:table-cell office:value-type="float" office:value="-0.2" calcext:value-type="float">
            <text:p>-0.20</text:p>
          </table:table-cell>
          <table:table-cell office:value-type="float" office:value="0.1" calcext:value-type="float">
            <text:p>0.10</text:p>
          </table:table-cell>
          <table:table-cell table:style-name="ce18" table:formula="of:=COUNTIF([.G11:.G14];&quot;yes&quot;)" office:value-type="float" office:value="2" calcext:value-type="float" table:number-columns-spanned="1" table:number-rows-spanned="4">
            <text:p>2</text:p>
          </table:table-cell>
          <table:table-cell table:number-columns-repeated="1013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2]*[.H11]+[.D12]*[.I11]&gt;[.J1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2]=[.F12];&quot;no&quot;;&quot;yes&quot;)" office:value-type="string" office:string-value="no" calcext:value-type="string">
            <text:p>no</text:p>
          </table:table-cell>
          <table:table-cell office:value-type="float" office:value="0.2" calcext:value-type="float">
            <text:p>0.20</text:p>
          </table:table-cell>
          <table:table-cell office:value-type="float" office:value="-0.2" calcext:value-type="float">
            <text:p>-0.20</text:p>
          </table:table-cell>
          <table:table-cell office:value-type="float" office:value="0.1" calcext:value-type="float">
            <text:p>0.10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table-cell table:number-columns-repeated="2" office:value-type="float" office:value="1" calcext:value-type="float">
            <text:p>1</text:p>
          </table:table-cell>
          <table:table-cell table:formula="of:=IF([.C13]*[.H12]+[.D13]*[.I12]&gt;[.J1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3]=[.F13];&quot;no&quot;;&quot;yes&quot;)" office:value-type="string" office:string-value="yes" calcext:value-type="string">
            <text:p>yes</text:p>
          </table:table-cell>
          <table:table-cell office:value-type="float" office:value="0.25" calcext:value-type="float">
            <text:p>0.25</text:p>
          </table:table-cell>
          <table:table-cell office:value-type="float" office:value="-0.15" calcext:value-type="float">
            <text:p>-0.15</text:p>
          </table:table-cell>
          <table:table-cell office:value-type="float" office:value="0.05" calcext:value-type="float">
            <text:p>0.0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4]*[.H13]+[.D14]*[.I13]&gt;[.J13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4]=[.F14];&quot;no&quot;;&quot;yes&quot;)" office:value-type="string" office:string-value="yes" calcext:value-type="string">
            <text:p>yes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0</text:p>
          </table:table-cell>
          <table:table-cell office:value-type="float" office:value="0" calcext:value-type="float">
            <text:p>0.00</text:p>
          </table:table-cell>
          <table:covered-table-cell/>
          <table:table-cell table:formula="of:=COM.MICROSOFT.CONCAT(&quot;r:&quot;;[.H14];&quot;y+&quot;;[.I14];&quot;x&gt;&quot;;[.J14])" office:value-type="string" office:string-value="r:0.25y+-0.1x&gt;0" calcext:value-type="string">
            <text:p>r:0.25y+-0.1x&gt;0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float" office:value="2" calcext:value-type="float" table:number-columns-spanned="1" table:number-rows-spanned="4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15]*[.H14]+[.D15]*[.I14]&gt;[.J14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15]=[.F15];&quot;no&quot;;&quot;yes&quot;)" office:value-type="string" office:string-value="no" calcext:value-type="string">
            <text:p>no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0</text:p>
          </table:table-cell>
          <table:table-cell office:value-type="float" office:value="0" calcext:value-type="float">
            <text:p>0.00</text:p>
          </table:table-cell>
          <table:table-cell table:style-name="ce18" table:formula="of:=COUNTIF([.G15:.G18];&quot;yes&quot;)" office:value-type="float" office:value="1" calcext:value-type="float" table:number-columns-spanned="1" table:number-rows-spanned="4">
            <text:p>1</text:p>
          </table:table-cell>
          <table:table-cell table:number-columns-repeated="1013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16]*[.H15]+[.D16]*[.I15]&gt;[.J1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6]=[.F16];&quot;no&quot;;&quot;yes&quot;)" office:value-type="string" office:string-value="no" calcext:value-type="string">
            <text:p>no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0</text:p>
          </table:table-cell>
          <table:table-cell office:value-type="float" office:value="0" calcext:value-type="float">
            <text:p>0.00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table-cell table:number-columns-repeated="2" office:value-type="float" office:value="1" calcext:value-type="float">
            <text:p>1</text:p>
          </table:table-cell>
          <table:table-cell table:formula="of:=IF([.C17]*[.H16]+[.D17]*[.I16]&gt;[.J16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17]=[.F17];&quot;no&quot;;&quot;yes&quot;)" office:value-type="string" office:string-value="no" calcext:value-type="string">
            <text:p>no</text:p>
          </table:table-cell>
          <table:table-cell office:value-type="float" office:value="0.25" calcext:value-type="float">
            <text:p>0.25</text:p>
          </table:table-cell>
          <table:table-cell office:value-type="float" office:value="-0.1" calcext:value-type="float">
            <text:p>-0.10</text:p>
          </table:table-cell>
          <table:table-cell office:value-type="float" office:value="0" calcext:value-type="float">
            <text:p>0.00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8]*[.H17]+[.D18]*[.I17]&gt;[.J17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18]=[.F18];&quot;no&quot;;&quot;yes&quot;)" office:value-type="string" office:string-value="yes" calcext:value-type="string">
            <text:p>yes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-0.05" calcext:value-type="float">
            <text:p>-0.05</text:p>
          </table:table-cell>
          <table:covered-table-cell/>
          <table:table-cell table:formula="of:=COM.MICROSOFT.CONCAT(&quot;r:&quot;;[.H18];&quot;y+&quot;;[.I18];&quot;x&gt;&quot;;[.J18])" office:value-type="string" office:string-value="r:0.25y+-0.05x&gt;-0.05" calcext:value-type="string">
            <text:p>r:0.25y+-0.05x&gt;-0.05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float" office:value="3" calcext:value-type="float" table:number-columns-spanned="1" table:number-rows-spanned="4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19]*[.H18]+[.D19]*[.I18]&gt;[.J18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19]=[.F19];&quot;no&quot;;&quot;yes&quot;)" office:value-type="string" office:string-value="yes" calcext:value-type="string">
            <text:p>yes</text:p>
          </table:table-cell>
          <table:table-cell office:value-type="float" office:value="0.25" calcext:value-type="float">
            <text:p>0.2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.00</text:p>
          </table:table-cell>
          <table:table-cell table:style-name="ce18" table:formula="of:=COUNTIF([.G19:.G22];&quot;yes&quot;)" office:value-type="float" office:value="2" calcext:value-type="float" table:number-columns-spanned="1" table:number-rows-spanned="4">
            <text:p>2</text:p>
          </table:table-cell>
          <table:table-cell table:number-columns-repeated="1013"/>
        </table:table-row>
        <table:table-row table:style-name="ro1">
          <table:table-cell/>
          <table:covered-table-cell office:value-type="float" office:value="3" calcext:value-type="float">
            <text:p>3</text:p>
          </table:covered-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0]*[.H19]+[.D20]*[.I19]&gt;[.J1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20]=[.F20];&quot;no&quot;;&quot;yes&quot;)" office:value-type="string" office:string-value="no" calcext:value-type="string">
            <text:p>no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-0.05" calcext:value-type="float">
            <text:p>-0.0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3" calcext:value-type="float">
            <text:p>3</text:p>
          </table:covered-table-cell>
          <table:table-cell table:number-columns-repeated="2" office:value-type="float" office:value="1" calcext:value-type="float">
            <text:p>1</text:p>
          </table:table-cell>
          <table:table-cell table:formula="of:=IF([.C21]*[.H20]+[.D21]*[.I20]&gt;[.J20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21]=[.F21];&quot;no&quot;;&quot;yes&quot;)" office:value-type="string" office:string-value="no" calcext:value-type="string">
            <text:p>no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-0.05" calcext:value-type="float">
            <text:p>-0.0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3" calcext:value-type="float">
            <text:p>3</text:p>
          </table:covered-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2]*[.H21]+[.D22]*[.I21]&gt;[.J21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2]=[.F22];&quot;no&quot;;&quot;yes&quot;)" office:value-type="string" office:string-value="yes" calcext:value-type="string">
            <text:p>yes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float" office:value="-0.05" calcext:value-type="float">
            <text:p>-0.05</text:p>
          </table:table-cell>
          <table:covered-table-cell/>
          <table:table-cell table:formula="of:=COM.MICROSOFT.CONCAT(&quot;r:&quot;;[.H22];&quot;y+&quot;;[.I22];&quot;x&gt;&quot;;[.J22])" office:value-type="string" office:string-value="r:0.25y+0x&gt;-0.05" calcext:value-type="string">
            <text:p>r:0.25y+0x&gt;-0.05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float" office:value="4" calcext:value-type="float" table:number-columns-spanned="1" table:number-rows-spanned="4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23]*[.H22]+[.D23]*[.I22]&gt;[.J22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23]=[.F23];&quot;no&quot;;&quot;yes&quot;)" office:value-type="string" office:string-value="yes" calcext:value-type="string">
            <text:p>yes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18" table:formula="of:=COUNTIF([.G23:.G26];&quot;yes&quot;)" office:value-type="float" office:value="2" calcext:value-type="float" table:number-columns-spanned="1" table:number-rows-spanned="4">
            <text:p>2</text:p>
          </table:table-cell>
          <table:table-cell table:number-columns-repeated="1013"/>
        </table:table-row>
        <table:table-row table:style-name="ro1">
          <table:table-cell/>
          <table:covered-table-cell office:value-type="float" office:value="4" calcext:value-type="float">
            <text:p>4</text:p>
          </table:covered-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4]*[.H23]+[.D24]*[.I23]&gt;[.J2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24]=[.F24];&quot;no&quot;;&quot;yes&quot;)" office:value-type="string" office:string-value="no" calcext:value-type="string">
            <text:p>no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.00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4" calcext:value-type="float">
            <text:p>4</text:p>
          </table:covered-table-cell>
          <table:table-cell table:number-columns-repeated="2" office:value-type="float" office:value="1" calcext:value-type="float">
            <text:p>1</text:p>
          </table:table-cell>
          <table:table-cell table:formula="of:=IF([.C25]*[.H24]+[.D25]*[.I24]&gt;[.J2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25]=[.F25];&quot;no&quot;;&quot;yes&quot;)" office:value-type="string" office:string-value="no" calcext:value-type="string">
            <text:p>no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.00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4" calcext:value-type="float">
            <text:p>4</text:p>
          </table:covered-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6]*[.H25]+[.D26]*[.I25]&gt;[.J2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26]=[.F26];&quot;no&quot;;&quot;yes&quot;)" office:value-type="string" office:string-value="yes" calcext:value-type="string">
            <text:p>yes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covered-table-cell/>
          <table:table-cell table:formula="of:=COM.MICROSOFT.CONCAT(&quot;r:&quot;;[.H26];&quot;y+&quot;;[.I26];&quot;x&gt;&quot;;[.J26])" office:value-type="string" office:string-value="r:0.25y+0.05x&gt;-0.05" calcext:value-type="string">
            <text:p>r:0.25y+0.05x&gt;-0.05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float" office:value="5" calcext:value-type="float" table:number-columns-spanned="1" table:number-rows-spanned="4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27]*[.H26]+[.D27]*[.I26]&gt;[.J26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27]=[.F27];&quot;no&quot;;&quot;yes&quot;)" office:value-type="string" office:string-value="yes" calcext:value-type="string">
            <text:p>yes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table:style-name="ce18" table:formula="of:=COUNTIF([.G27:.G30];&quot;yes&quot;)" office:value-type="float" office:value="1" calcext:value-type="float" table:number-columns-spanned="1" table:number-rows-spanned="4">
            <text:p>1</text:p>
          </table:table-cell>
          <table:table-cell table:number-columns-repeated="1013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28]*[.H27]+[.D28]*[.I27]&gt;[.J2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28]=[.F28];&quot;no&quot;;&quot;yes&quot;)" office:value-type="string" office:string-value="no" calcext:value-type="string">
            <text:p>no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table:formula="of:=IF([.C29]*[.H28]+[.D29]*[.I28]&gt;[.J28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29]=[.F29];&quot;no&quot;;&quot;yes&quot;)" office:value-type="string" office:string-value="no" calcext:value-type="string">
            <text:p>no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0]*[.H29]+[.D30]*[.I29]&gt;[.J2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30]=[.F30];&quot;no&quot;;&quot;yes&quot;)" office:value-type="string" office:string-value="no" calcext:value-type="string">
            <text:p>no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covered-table-cell/>
          <table:table-cell table:formula="of:=COM.MICROSOFT.CONCAT(&quot;r:&quot;;[.H30];&quot;y+&quot;;[.I30];&quot;x&gt;&quot;;[.J30])" office:value-type="string" office:string-value="r:0.25y+0.05x&gt;0" calcext:value-type="string">
            <text:p>r:0.25y+0.05x&gt;0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float" office:value="6" calcext:value-type="float" table:number-columns-spanned="1" table:number-rows-spanned="4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31]*[.H30]+[.D31]*[.I30]&gt;[.J30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31]=[.F31];&quot;no&quot;;&quot;yes&quot;)" office:value-type="string" office:string-value="no" calcext:value-type="string">
            <text:p>no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table:style-name="ce18" table:formula="of:=COUNTIF([.G31:.G34];&quot;yes&quot;)" office:value-type="float" office:value="0" calcext:value-type="float" table:number-columns-spanned="1" table:number-rows-spanned="4">
            <text:p>0</text:p>
          </table:table-cell>
          <table:table-cell table:number-columns-repeated="1013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32]*[.H31]+[.D32]*[.I31]&gt;[.J3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32]=[.F32];&quot;no&quot;;&quot;yes&quot;)" office:value-type="string" office:string-value="no" calcext:value-type="string">
            <text:p>no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table:formula="of:=IF([.C33]*[.H32]+[.D33]*[.I32]&gt;[.J32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33]=[.F33];&quot;no&quot;;&quot;yes&quot;)" office:value-type="string" office:string-value="no" calcext:value-type="string">
            <text:p>no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34]*[.H33]+[.D34]*[.I33]&gt;[.J3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34]=[.F34];&quot;no&quot;;&quot;yes&quot;)" office:value-type="string" office:string-value="no" calcext:value-type="string">
            <text:p>no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covered-table-cell/>
          <table:table-cell table:formula="of:=COM.MICROSOFT.CONCAT(&quot;r:&quot;;[.H34];&quot;y+&quot;;[.I34];&quot;x&gt;&quot;;[.J34])" office:value-type="string" office:string-value="r:0.25y+0.05x&gt;0" calcext:value-type="string">
            <text:p>r:0.25y+0.05x&gt;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/>
          <table:table-cell table:style-name="ce17" office:value-type="string" calcext:value-type="string">
            <text:p>AND</text:p>
          </table:table-cell>
          <table:table-cell table:style-name="ce14" table:number-columns-repeated="2"/>
          <table:table-cell table:style-name="ce17" table:number-columns-repeated="3"/>
          <table:table-cell table:style-name="ce20" table:number-columns-repeated="3"/>
          <table:table-cell table:style-name="ce17" table:number-columns-repeated="2"/>
          <table:table-cell table:style-name="ce20" table:number-columns-repeated="2"/>
          <table:table-cell table:style-name="ce17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17" office:value-type="string" calcext:value-type="string">
            <text:p>Epoch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7" office:value-type="string" calcext:value-type="string">
            <text:p>Output</text:p>
          </table:table-cell>
          <table:table-cell table:style-name="ce17" office:value-type="string" calcext:value-type="string">
            <text:p>Expected</text:p>
          </table:table-cell>
          <table:table-cell table:style-name="ce17" office:value-type="string" calcext:value-type="string">
            <text:p>Error</text:p>
          </table:table-cell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theta</text:p>
          </table:table-cell>
          <table:table-cell table:style-name="ce17" office:value-type="string" calcext:value-type="string">
            <text:p>Errors in epoch</text:p>
          </table:table-cell>
          <table:table-cell table:style-name="ce17" office:value-type="string" calcext:value-type="string">
            <text:p>Boundary</text:p>
          </table:table-cell>
          <table:table-cell table:style-name="ce20" table:number-columns-repeated="2"/>
          <table:table-cell table:style-name="ce17" table:number-columns-repeated="1010"/>
        </table:table-row>
        <table:table-row table:style-name="ro1">
          <table:table-cell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40]*[.H34]+[.D40]*[.I34]&gt;[.J34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40]=[.F40];&quot;no&quot;;&quot;yes&quot;)" office:value-type="string" office:string-value="no" calcext:value-type="string">
            <text:p>no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table:style-name="ce18" table:formula="of:=COUNTIF([.G40:.G43];&quot;yes&quot;)" office:value-type="float" office:value="1" calcext:value-type="float" table:number-columns-spanned="1" table:number-rows-spanned="4">
            <text:p>1</text:p>
          </table:table-cell>
          <table:table-cell table:number-columns-repeated="1013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1]*[.H40]+[.D41]*[.I40]&gt;[.J40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41]=[.F41];&quot;no&quot;;&quot;yes&quot;)" office:value-type="string" office:string-value="yes" calcext:value-type="string">
            <text:p>yes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05" calcext:value-type="float">
            <text:p>0.0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table:formula="of:=IF([.C42]*[.H41]+[.D42]*[.I41]&gt;[.J41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42]=[.F42];&quot;no&quot;;&quot;yes&quot;)" office:value-type="string" office:string-value="no" calcext:value-type="string">
            <text:p>no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05" calcext:value-type="float">
            <text:p>0.0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3]*[.H42]+[.D43]*[.I42]&gt;[.J42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43]=[.F43];&quot;no&quot;;&quot;yes&quot;)" office:value-type="string" office:string-value="no" calcext:value-type="string">
            <text:p>no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05" calcext:value-type="float">
            <text:p>0.05</text:p>
          </table:table-cell>
          <table:covered-table-cell/>
          <table:table-cell table:formula="of:=COM.MICROSOFT.CONCAT(&quot;r:&quot;;[.H43];&quot;y+&quot;;[.I43];&quot;x&gt;&quot;;[.J43])" office:value-type="string" office:string-value="r:0.2y+0.05x&gt;0.05" calcext:value-type="string">
            <text:p>r:0.2y+0.05x&gt;0.05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float" office:value="2" calcext:value-type="float" table:number-columns-spanned="1" table:number-rows-spanned="4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44]*[.H43]+[.D44]*[.I43]&gt;[.J43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44]=[.F44];&quot;no&quot;;&quot;yes&quot;)" office:value-type="string" office:string-value="no" calcext:value-type="string">
            <text:p>no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05" calcext:value-type="float">
            <text:p>0.05</text:p>
          </table:table-cell>
          <table:table-cell table:style-name="ce18" table:formula="of:=COUNTIF([.G44:.G47];&quot;yes&quot;)" office:value-type="float" office:value="1" calcext:value-type="float" table:number-columns-spanned="1" table:number-rows-spanned="4">
            <text:p>1</text:p>
          </table:table-cell>
          <table:table-cell table:number-columns-repeated="1013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5]*[.H44]+[.D45]*[.I44]&gt;[.J44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45]=[.F45];&quot;no&quot;;&quot;yes&quot;)" office:value-type="string" office:string-value="yes" calcext:value-type="string">
            <text:p>yes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0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table:formula="of:=IF([.C46]*[.H45]+[.D46]*[.I45]&gt;[.J45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46]=[.F46];&quot;no&quot;;&quot;yes&quot;)" office:value-type="string" office:string-value="no" calcext:value-type="string">
            <text:p>no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0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7]*[.H46]+[.D47]*[.I46]&gt;[.J46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47]=[.F47];&quot;no&quot;;&quot;yes&quot;)" office:value-type="string" office:string-value="no" calcext:value-type="string">
            <text:p>no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0</text:p>
          </table:table-cell>
          <table:covered-table-cell/>
          <table:table-cell table:formula="of:=COM.MICROSOFT.CONCAT(&quot;r:&quot;;[.H47];&quot;y+&quot;;[.I47];&quot;x&gt;&quot;;[.J47])" office:value-type="string" office:string-value="r:0.15y+0.05x&gt;0.1" calcext:value-type="string">
            <text:p>r:0.15y+0.05x&gt;0.1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float" office:value="3" calcext:value-type="float" table:number-columns-spanned="1" table:number-rows-spanned="4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48]*[.H47]+[.D48]*[.I47]&gt;[.J47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48]=[.F48];&quot;no&quot;;&quot;yes&quot;)" office:value-type="string" office:string-value="no" calcext:value-type="string">
            <text:p>no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0</text:p>
          </table:table-cell>
          <table:table-cell table:style-name="ce18" table:formula="of:=COUNTIF([.G48:.G51];&quot;yes&quot;)" office:value-type="float" office:value="2" calcext:value-type="float" table:number-columns-spanned="1" table:number-rows-spanned="4">
            <text:p>2</text:p>
          </table:table-cell>
          <table:table-cell table:number-columns-repeated="1013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49]*[.H48]+[.D49]*[.I48]&gt;[.J48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49]=[.F49];&quot;no&quot;;&quot;yes&quot;)" office:value-type="string" office:string-value="yes" calcext:value-type="string">
            <text:p>yes</text:p>
          </table:table-cell>
          <table:table-cell office:value-type="float" office:value="0.1" calcext:value-type="float">
            <text:p>0.10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table:formula="of:=IF([.C50]*[.H49]+[.D50]*[.I49]&gt;[.J49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50]=[.F50];&quot;no&quot;;&quot;yes&quot;)" office:value-type="string" office:string-value="yes" calcext:value-type="string">
            <text:p>yes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0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51]*[.H50]+[.D51]*[.I50]&gt;[.J50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51]=[.F51];&quot;no&quot;;&quot;yes&quot;)" office:value-type="string" office:string-value="no" calcext:value-type="string">
            <text:p>no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0</text:p>
          </table:table-cell>
          <table:covered-table-cell/>
          <table:table-cell table:formula="of:=COM.MICROSOFT.CONCAT(&quot;r:&quot;;[.H51];&quot;y+&quot;;[.I51];&quot;x&gt;&quot;;[.J51])" office:value-type="string" office:string-value="r:0.15y+0.1x&gt;0.1" calcext:value-type="string">
            <text:p>r:0.15y+0.1x&gt;0.1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float" office:value="4" calcext:value-type="float" table:number-columns-spanned="1" table:number-rows-spanned="4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52]*[.H51]+[.D52]*[.I51]&gt;[.J51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52]=[.F52];&quot;no&quot;;&quot;yes&quot;)" office:value-type="string" office:string-value="no" calcext:value-type="string">
            <text:p>no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0</text:p>
          </table:table-cell>
          <table:table-cell table:style-name="ce18" table:formula="of:=COUNTIF([.G52:.G55];&quot;yes&quot;)" office:value-type="float" office:value="1" calcext:value-type="float" table:number-columns-spanned="1" table:number-rows-spanned="4">
            <text:p>1</text:p>
          </table:table-cell>
          <table:table-cell table:number-columns-repeated="1013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53]*[.H52]+[.D53]*[.I52]&gt;[.J52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53]=[.F53];&quot;no&quot;;&quot;yes&quot;)" office:value-type="string" office:string-value="yes" calcext:value-type="string">
            <text:p>yes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table:formula="of:=IF([.C54]*[.H53]+[.D54]*[.I53]&gt;[.J5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54]=[.F54];&quot;no&quot;;&quot;yes&quot;)" office:value-type="string" office:string-value="no" calcext:value-type="string">
            <text:p>no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55]*[.H54]+[.D55]*[.I54]&gt;[.J54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55]=[.F55];&quot;no&quot;;&quot;yes&quot;)" office:value-type="string" office:string-value="no" calcext:value-type="string">
            <text:p>no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covered-table-cell/>
          <table:table-cell table:formula="of:=COM.MICROSOFT.CONCAT(&quot;r:&quot;;[.H55];&quot;y+&quot;;[.I55];&quot;x&gt;&quot;;[.J55])" office:value-type="string" office:string-value="r:0.1y+0.1x&gt;0.15" calcext:value-type="string">
            <text:p>r:0.1y+0.1x&gt;0.15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float" office:value="5" calcext:value-type="float" table:number-columns-spanned="1" table:number-rows-spanned="4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56]*[.H55]+[.D56]*[.I55]&gt;[.J55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56]=[.F56];&quot;no&quot;;&quot;yes&quot;)" office:value-type="string" office:string-value="no" calcext:value-type="string">
            <text:p>no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table-cell table:style-name="ce18" table:formula="of:=COUNTIF([.G56:.G59];&quot;yes&quot;)" office:value-type="float" office:value="0" calcext:value-type="float" table:number-columns-spanned="1" table:number-rows-spanned="4">
            <text:p>0</text:p>
          </table:table-cell>
          <table:table-cell table:number-columns-repeated="1013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57]*[.H56]+[.D57]*[.I56]&gt;[.J56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57]=[.F57];&quot;no&quot;;&quot;yes&quot;)" office:value-type="string" office:string-value="no" calcext:value-type="string">
            <text:p>no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table:formula="of:=IF([.C58]*[.H57]+[.D58]*[.I57]&gt;[.J5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58]=[.F58];&quot;no&quot;;&quot;yes&quot;)" office:value-type="string" office:string-value="no" calcext:value-type="string">
            <text:p>no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59]*[.H58]+[.D59]*[.I58]&gt;[.J58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59]=[.F59];&quot;no&quot;;&quot;yes&quot;)" office:value-type="string" office:string-value="no" calcext:value-type="string">
            <text:p>no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0.15" calcext:value-type="float">
            <text:p>0.15</text:p>
          </table:table-cell>
          <table:covered-table-cell/>
          <table:table-cell table:formula="of:=COM.MICROSOFT.CONCAT(&quot;r:&quot;;[.H59];&quot;y+&quot;;[.I59];&quot;x&gt;&quot;;[.J59])" office:value-type="string" office:string-value="r:0.1y+0.1x&gt;0.15" calcext:value-type="string">
            <text:p>r:0.1y+0.1x&gt;0.1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/>
          <table:table-cell table:style-name="ce17" office:value-type="string" calcext:value-type="string">
            <text:p>NOT x1</text:p>
          </table:table-cell>
          <table:table-cell table:style-name="ce14" table:number-columns-repeated="2"/>
          <table:table-cell table:style-name="ce17" table:number-columns-repeated="3"/>
          <table:table-cell table:style-name="ce20" table:number-columns-repeated="3"/>
          <table:table-cell table:style-name="ce17" table:number-columns-repeated="2"/>
          <table:table-cell table:style-name="ce20" table:number-columns-repeated="2"/>
          <table:table-cell table:style-name="ce17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7"/>
          <table:table-cell table:style-name="ce17" office:value-type="string" calcext:value-type="string">
            <text:p>Epoch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7" office:value-type="string" calcext:value-type="string">
            <text:p>Output</text:p>
          </table:table-cell>
          <table:table-cell table:style-name="ce17" office:value-type="string" calcext:value-type="string">
            <text:p>Expected</text:p>
          </table:table-cell>
          <table:table-cell table:style-name="ce17" office:value-type="string" calcext:value-type="string">
            <text:p>Error</text:p>
          </table:table-cell>
          <table:table-cell table:style-name="ce20" office:value-type="string" calcext:value-type="string">
            <text:p>w1</text:p>
          </table:table-cell>
          <table:table-cell table:style-name="ce20" office:value-type="string" calcext:value-type="string">
            <text:p>w2</text:p>
          </table:table-cell>
          <table:table-cell table:style-name="ce20" office:value-type="string" calcext:value-type="string">
            <text:p>theta</text:p>
          </table:table-cell>
          <table:table-cell table:style-name="ce17" office:value-type="string" calcext:value-type="string">
            <text:p>Errors in epoch</text:p>
          </table:table-cell>
          <table:table-cell table:style-name="ce17" office:value-type="string" calcext:value-type="string">
            <text:p>Boundary</text:p>
          </table:table-cell>
          <table:table-cell table:style-name="ce20" table:number-columns-repeated="2"/>
          <table:table-cell table:style-name="ce17" table:number-columns-repeated="1010"/>
        </table:table-row>
        <table:table-row table:style-name="ro1">
          <table:table-cell/>
          <table:table-cell table:style-name="ce18" office:value-type="float" office:value="1" calcext:value-type="float" table:number-columns-spanned="1" table:number-rows-spanned="4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65]*[.H59]+[.D65]*[.I59]&gt;[.J59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5]=[.F65];&quot;no&quot;;&quot;yes&quot;)" office:value-type="string" office:string-value="yes" calcext:value-type="string">
            <text:p>yes</text:p>
          </table:table-cell>
          <table:table-cell table:number-columns-repeated="2" office:value-type="float" office:value="0.1" calcext:value-type="float">
            <text:p>0.10</text:p>
          </table:table-cell>
          <table:table-cell office:value-type="float" office:value="1" calcext:value-type="float">
            <text:p>1.00</text:p>
          </table:table-cell>
          <table:table-cell table:style-name="ce18" table:formula="of:=COUNTIF([.G65:.G68];&quot;yes&quot;)" office:value-type="float" office:value="3" calcext:value-type="float" table:number-columns-spanned="1" table:number-rows-spanned="4">
            <text:p>3</text:p>
          </table:table-cell>
          <table:table-cell table:number-columns-repeated="1013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66]*[.H65]+[.D66]*[.I65]&gt;[.J65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66]=[.F66];&quot;no&quot;;&quot;yes&quot;)" office:value-type="string" office:string-value="no" calcext:value-type="string">
            <text:p>no</text:p>
          </table:table-cell>
          <table:table-cell table:number-columns-repeated="3" office:value-type="float" office:value="0.1" calcext:value-type="float">
            <text:p>0.10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table-cell table:number-columns-repeated="2" office:value-type="float" office:value="1" calcext:value-type="float">
            <text:p>1</text:p>
          </table:table-cell>
          <table:table-cell table:formula="of:=IF([.C67]*[.H66]+[.D67]*[.I66]&gt;[.J66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67]=[.F67];&quot;no&quot;;&quot;yes&quot;)" office:value-type="string" office:string-value="yes" calcext:value-type="string">
            <text:p>yes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1" calcext:value-type="float">
            <text:p>1</text:p>
          </table:covered-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68]*[.H67]+[.D68]*[.I67]&gt;[.J67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8]=[.F68];&quot;no&quot;;&quot;yes&quot;)" office:value-type="string" office:string-value="yes" calcext:value-type="string">
            <text:p>yes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1" calcext:value-type="float">
            <text:p>0.10</text:p>
          </table:table-cell>
          <table:covered-table-cell/>
          <table:table-cell table:formula="of:=COM.MICROSOFT.CONCAT(&quot;r:&quot;;[.H68];&quot;y+&quot;;[.I68];&quot;x&gt;&quot;;[.J68])" office:value-type="string" office:string-value="r:0.05y+0.1x&gt;0.1" calcext:value-type="string">
            <text:p>r:0.05y+0.1x&gt;0.1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float" office:value="2" calcext:value-type="float" table:number-columns-spanned="1" table:number-rows-spanned="4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69]*[.H68]+[.D69]*[.I68]&gt;[.J68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69]=[.F69];&quot;no&quot;;&quot;yes&quot;)" office:value-type="string" office:string-value="yes" calcext:value-type="string">
            <text:p>yes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0</text:p>
          </table:table-cell>
          <table:table-cell office:value-type="float" office:value="0.05" calcext:value-type="float">
            <text:p>0.05</text:p>
          </table:table-cell>
          <table:table-cell table:style-name="ce18" table:formula="of:=COUNTIF([.G69:.G72];&quot;yes&quot;)" office:value-type="float" office:value="3" calcext:value-type="float" table:number-columns-spanned="1" table:number-rows-spanned="4">
            <text:p>3</text:p>
          </table:table-cell>
          <table:table-cell table:number-columns-repeated="1013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70]*[.H69]+[.D70]*[.I69]&gt;[.J69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70]=[.F70];&quot;no&quot;;&quot;yes&quot;)" office:value-type="string" office:string-value="no" calcext:value-type="string">
            <text:p>no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0</text:p>
          </table:table-cell>
          <table:table-cell office:value-type="float" office:value="0.05" calcext:value-type="float">
            <text:p>0.0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table-cell table:number-columns-repeated="2" office:value-type="float" office:value="1" calcext:value-type="float">
            <text:p>1</text:p>
          </table:table-cell>
          <table:table-cell table:formula="of:=IF([.C71]*[.H70]+[.D71]*[.I70]&gt;[.J70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71]=[.F71];&quot;no&quot;;&quot;yes&quot;)" office:value-type="string" office:string-value="yes" calcext:value-type="string">
            <text:p>yes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0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2" calcext:value-type="float">
            <text:p>2</text:p>
          </table:covered-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72]*[.H71]+[.D72]*[.I71]&gt;[.J71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2]=[.F72];&quot;no&quot;;&quot;yes&quot;)" office:value-type="string" office:string-value="yes" calcext:value-type="string">
            <text:p>yes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.05" calcext:value-type="float">
            <text:p>0.05</text:p>
          </table:table-cell>
          <table:covered-table-cell/>
          <table:table-cell table:formula="of:=COM.MICROSOFT.CONCAT(&quot;r:&quot;;[.H72];&quot;y+&quot;;[.I72];&quot;x&gt;&quot;;[.J72])" office:value-type="string" office:string-value="r:0y+0.1x&gt;0.05" calcext:value-type="string">
            <text:p>r:0y+0.1x&gt;0.05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float" office:value="3" calcext:value-type="float" table:number-columns-spanned="1" table:number-rows-spanned="4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73]*[.H72]+[.D73]*[.I72]&gt;[.J72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3]=[.F73];&quot;no&quot;;&quot;yes&quot;)" office:value-type="string" office:string-value="yes" calcext:value-type="string">
            <text:p>yes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table:style-name="ce18" table:formula="of:=COUNTIF([.G73:.G76];&quot;yes&quot;)" office:value-type="float" office:value="3" calcext:value-type="float" table:number-columns-spanned="1" table:number-rows-spanned="4">
            <text:p>3</text:p>
          </table:table-cell>
          <table:table-cell table:number-columns-repeated="1013"/>
        </table:table-row>
        <table:table-row table:style-name="ro1">
          <table:table-cell/>
          <table:covered-table-cell office:value-type="float" office:value="3" calcext:value-type="float">
            <text:p>3</text:p>
          </table:covered-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74]*[.H73]+[.D74]*[.I73]&gt;[.J73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74]=[.F74];&quot;no&quot;;&quot;yes&quot;)" office:value-type="string" office:string-value="no" calcext:value-type="string">
            <text:p>no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3" calcext:value-type="float">
            <text:p>3</text:p>
          </table:covered-table-cell>
          <table:table-cell table:number-columns-repeated="2" office:value-type="float" office:value="1" calcext:value-type="float">
            <text:p>1</text:p>
          </table:table-cell>
          <table:table-cell table:formula="of:=IF([.C75]*[.H74]+[.D75]*[.I74]&gt;[.J74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75]=[.F75];&quot;no&quot;;&quot;yes&quot;)" office:value-type="string" office:string-value="yes" calcext:value-type="string">
            <text:p>yes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.05" calcext:value-type="float">
            <text:p>0.0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3" calcext:value-type="float">
            <text:p>3</text:p>
          </table:covered-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76]*[.H75]+[.D76]*[.I75]&gt;[.J75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6]=[.F76];&quot;no&quot;;&quot;yes&quot;)" office:value-type="string" office:string-value="yes" calcext:value-type="string">
            <text:p>yes</text:p>
          </table:table-cell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0</text:p>
          </table:table-cell>
          <table:table-cell office:value-type="float" office:value="0" calcext:value-type="float">
            <text:p>0.00</text:p>
          </table:table-cell>
          <table:covered-table-cell/>
          <table:table-cell table:formula="of:=COM.MICROSOFT.CONCAT(&quot;r:&quot;;[.H76];&quot;y+&quot;;[.I76];&quot;x&gt;&quot;;[.J76])" office:value-type="string" office:string-value="r:-0.05y+0.1x&gt;0" calcext:value-type="string">
            <text:p>r:-0.05y+0.1x&gt;0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float" office:value="4" calcext:value-type="float" table:number-columns-spanned="1" table:number-rows-spanned="4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77]*[.H76]+[.D77]*[.I76]&gt;[.J76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77]=[.F77];&quot;no&quot;;&quot;yes&quot;)" office:value-type="string" office:string-value="yes" calcext:value-type="string">
            <text:p>yes</text:p>
          </table:table-cell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0</text:p>
          </table:table-cell>
          <table:table-cell office:value-type="float" office:value="-0.05" calcext:value-type="float">
            <text:p>-0.05</text:p>
          </table:table-cell>
          <table:table-cell table:style-name="ce18" table:formula="of:=COUNTIF([.G77:.G80];&quot;yes&quot;)" office:value-type="float" office:value="2" calcext:value-type="float" table:number-columns-spanned="1" table:number-rows-spanned="4">
            <text:p>2</text:p>
          </table:table-cell>
          <table:table-cell table:number-columns-repeated="1013"/>
        </table:table-row>
        <table:table-row table:style-name="ro1">
          <table:table-cell/>
          <table:covered-table-cell office:value-type="float" office:value="4" calcext:value-type="float">
            <text:p>4</text:p>
          </table:covered-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78]*[.H77]+[.D78]*[.I77]&gt;[.J77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78]=[.F78];&quot;no&quot;;&quot;yes&quot;)" office:value-type="string" office:string-value="no" calcext:value-type="string">
            <text:p>no</text:p>
          </table:table-cell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0</text:p>
          </table:table-cell>
          <table:table-cell office:value-type="float" office:value="-0.05" calcext:value-type="float">
            <text:p>-0.0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4" calcext:value-type="float">
            <text:p>4</text:p>
          </table:covered-table-cell>
          <table:table-cell table:number-columns-repeated="2" office:value-type="float" office:value="1" calcext:value-type="float">
            <text:p>1</text:p>
          </table:table-cell>
          <table:table-cell table:formula="of:=IF([.C79]*[.H78]+[.D79]*[.I78]&gt;[.J78];1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E79]=[.F79];&quot;no&quot;;&quot;yes&quot;)" office:value-type="string" office:string-value="yes" calcext:value-type="string">
            <text:p>yes</text:p>
          </table:table-cell>
          <table:table-cell office:value-type="float" office:value="-0.1" calcext:value-type="float">
            <text:p>-0.1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covered-table-cell/>
          <table:table-cell/>
          <table:table-cell table:style-name="ce21" table:number-columns-repeated="2"/>
          <table:table-cell table:number-columns-repeated="1010"/>
        </table:table-row>
        <table:table-row table:style-name="ro1">
          <table:table-cell/>
          <table:covered-table-cell office:value-type="float" office:value="4" calcext:value-type="float">
            <text:p>4</text:p>
          </table:covered-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80]*[.H79]+[.D80]*[.I79]&gt;[.J79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80]=[.F80];&quot;no&quot;;&quot;yes&quot;)" office:value-type="string" office:string-value="no" calcext:value-type="string">
            <text:p>no</text:p>
          </table:table-cell>
          <table:table-cell office:value-type="float" office:value="-0.1" calcext:value-type="float">
            <text:p>-0.1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covered-table-cell/>
          <table:table-cell table:formula="of:=COM.MICROSOFT.CONCAT(&quot;r:&quot;;[.H80];&quot;y+&quot;;[.I80];&quot;x&gt;&quot;;[.J80])" office:value-type="string" office:string-value="r:-0.1y+0.05x&gt;0" calcext:value-type="string">
            <text:p>r:-0.1y+0.05x&gt;0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float" office:value="5" calcext:value-type="float" table:number-columns-spanned="1" table:number-rows-spanned="4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81]*[.H80]+[.D81]*[.I80]&gt;[.J80]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E81]=[.F81];&quot;no&quot;;&quot;yes&quot;)" office:value-type="string" office:string-value="yes" calcext:value-type="string">
            <text:p>yes</text:p>
          </table:table-cell>
          <table:table-cell office:value-type="float" office:value="-0.1" calcext:value-type="float">
            <text:p>-0.1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style-name="ce18" table:formula="of:=COUNTIF([.G81:.G84];&quot;yes&quot;)" office:value-type="float" office:value="1" calcext:value-type="float" table:number-columns-spanned="1" table:number-rows-spanned="4">
            <text:p>1</text:p>
          </table:table-cell>
          <table:table-cell table:number-columns-repeated="1013"/>
        </table:table-row>
        <table:table-row table:style-name="ro1">
          <table:table-cell/>
          <table:covered-table-cell office:value-type="float" office:value="5" calcext:value-type="float">
            <text:p>5</text:p>
          </table:covered-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2]*[.H81]+[.D82]*[.I81]&gt;[.J81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82]=[.F82];&quot;no&quot;;&quot;yes&quot;)" office:value-type="string" office:string-value="no" calcext:value-type="string">
            <text:p>no</text:p>
          </table:table-cell>
          <table:table-cell office:value-type="float" office:value="-0.1" calcext:value-type="float">
            <text:p>-0.1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5" calcext:value-type="float">
            <text:p>5</text:p>
          </table:covered-table-cell>
          <table:table-cell table:number-columns-repeated="2" office:value-type="float" office:value="1" calcext:value-type="float">
            <text:p>1</text:p>
          </table:table-cell>
          <table:table-cell table:formula="of:=IF([.C83]*[.H82]+[.D83]*[.I82]&gt;[.J82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83]=[.F83];&quot;no&quot;;&quot;yes&quot;)" office:value-type="string" office:string-value="no" calcext:value-type="string">
            <text:p>no</text:p>
          </table:table-cell>
          <table:table-cell office:value-type="float" office:value="-0.1" calcext:value-type="float">
            <text:p>-0.1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5" calcext:value-type="float">
            <text:p>5</text:p>
          </table:covered-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84]*[.H83]+[.D84]*[.I83]&gt;[.J83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84]=[.F84];&quot;no&quot;;&quot;yes&quot;)" office:value-type="string" office:string-value="no" calcext:value-type="string">
            <text:p>no</text:p>
          </table:table-cell>
          <table:table-cell office:value-type="float" office:value="-0.1" calcext:value-type="float">
            <text:p>-0.1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covered-table-cell/>
          <table:table-cell table:formula="of:=COM.MICROSOFT.CONCAT(&quot;r:&quot;;[.H84];&quot;y+&quot;;[.I84];&quot;x&gt;&quot;;[.J84])" office:value-type="string" office:string-value="r:-0.1y+0.05x&gt;-0.05" calcext:value-type="string">
            <text:p>r:-0.1y+0.05x&gt;-0.05</text:p>
          </table:table-cell>
          <table:table-cell table:number-columns-repeated="1012"/>
        </table:table-row>
        <table:table-row table:style-name="ro1">
          <table:table-cell/>
          <table:table-cell table:style-name="ce18" office:value-type="float" office:value="6" calcext:value-type="float" table:number-columns-spanned="1" table:number-rows-spanned="4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formula="of:=IF([.C85]*[.H84]+[.D85]*[.I84]&gt;[.J8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85]=[.F85];&quot;no&quot;;&quot;yes&quot;)" office:value-type="string" office:string-value="no" calcext:value-type="string">
            <text:p>no</text:p>
          </table:table-cell>
          <table:table-cell office:value-type="float" office:value="-0.1" calcext:value-type="float">
            <text:p>-0.1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style-name="ce18" table:formula="of:=COUNTIF([.G85:.G88];&quot;yes&quot;)" office:value-type="float" office:value="0" calcext:value-type="float" table:number-columns-spanned="1" table:number-rows-spanned="4">
            <text:p>0</text:p>
          </table:table-cell>
          <table:table-cell table:number-columns-repeated="1013"/>
        </table:table-row>
        <table:table-row table:style-name="ro1">
          <table:table-cell/>
          <table:covered-table-cell office:value-type="float" office:value="6" calcext:value-type="float">
            <text:p>6</text:p>
          </table:covered-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C86]*[.H85]+[.D86]*[.I85]&gt;[.J85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86]=[.F86];&quot;no&quot;;&quot;yes&quot;)" office:value-type="string" office:string-value="no" calcext:value-type="string">
            <text:p>no</text:p>
          </table:table-cell>
          <table:table-cell office:value-type="float" office:value="-0.1" calcext:value-type="float">
            <text:p>-0.1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6" calcext:value-type="float">
            <text:p>6</text:p>
          </table:covered-table-cell>
          <table:table-cell table:number-columns-repeated="2" office:value-type="float" office:value="1" calcext:value-type="float">
            <text:p>1</text:p>
          </table:table-cell>
          <table:table-cell table:formula="of:=IF([.C87]*[.H86]+[.D87]*[.I86]&gt;[.J86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87]=[.F87];&quot;no&quot;;&quot;yes&quot;)" office:value-type="string" office:string-value="no" calcext:value-type="string">
            <text:p>no</text:p>
          </table:table-cell>
          <table:table-cell office:value-type="float" office:value="-0.1" calcext:value-type="float">
            <text:p>-0.1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covered-table-cell/>
          <table:table-cell table:number-columns-repeated="1013"/>
        </table:table-row>
        <table:table-row table:style-name="ro1">
          <table:table-cell/>
          <table:covered-table-cell office:value-type="float" office:value="6" calcext:value-type="float">
            <text:p>6</text:p>
          </table:covered-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88]*[.H87]+[.D88]*[.I87]&gt;[.J87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E88]=[.F88];&quot;no&quot;;&quot;yes&quot;)" office:value-type="string" office:string-value="no" calcext:value-type="string">
            <text:p>no</text:p>
          </table:table-cell>
          <table:table-cell office:value-type="float" office:value="-0.1" calcext:value-type="float">
            <text:p>-0.10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covered-table-cell/>
          <table:table-cell table:formula="of:=COM.MICROSOFT.CONCAT(&quot;r:&quot;;[.H88];&quot;y+&quot;;[.I88];&quot;x&gt;&quot;;[.J88])" office:value-type="string" office:string-value="r:-0.1y+0.05x&gt;-0.05" calcext:value-type="string">
            <text:p>r:-0.1y+0.05x&gt;-0.05</text:p>
          </table:table-cell>
          <table:table-cell table:number-columns-repeated="1012"/>
        </table:table-row>
        <table:table-row table:style-name="ro1">
          <table:table-cell/>
          <table:table-cell table:style-name="ce18"/>
          <table:table-cell table:style-name="ce15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8"/>
          <table:table-cell table:style-name="ce15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8"/>
          <table:table-cell table:style-name="ce15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8"/>
          <table:table-cell table:style-name="ce15" table:number-columns-repeated="2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8" table:number-columns-spanned="1" table:number-rows-spanned="4"/>
          <table:table-cell table:style-name="ce15" table:number-columns-repeated="2"/>
          <table:table-cell table:number-columns-repeated="1020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7:25:24.542863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23:37:09.462407784</meta:creation-date>
    <dc:date>2021-06-02T17:25:43.160273909</dc:date>
    <meta:editing-duration>PT1H36M56S</meta:editing-duration>
    <meta:editing-cycles>10</meta:editing-cycles>
    <meta:generator>LibreOffice/6.4.7.2$Linux_X86_64 LibreOffice_project/40$Build-2</meta:generator>
    <meta:document-statistic meta:table-count="1" meta:cell-count="671" meta:object-count="0"/>
  </office:meta>
</office:document-meta>
</file>